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1e8505" officeooo:paragraph-rsid="001e8505"/>
    </style:style>
    <style:style style:name="P2" style:family="paragraph" style:parent-style-name="Standard">
      <style:paragraph-properties fo:line-height="200%" fo:text-align="center" style:justify-single-word="false"/>
      <style:text-properties fo:font-size="12pt" fo:font-weight="bold" officeooo:rsid="002af043" officeooo:paragraph-rsid="002af043" style:font-size-asian="12pt" style:font-weight-asian="bold" style:font-size-complex="12pt" style:font-weight-complex="bold"/>
    </style:style>
    <style:style style:name="P3" style:family="paragraph" style:parent-style-name="Standard">
      <style:paragraph-properties fo:line-height="200%" fo:text-align="start" style:justify-single-word="false"/>
      <style:text-properties fo:font-size="12pt" fo:font-weight="normal" officeooo:rsid="002af043" officeooo:paragraph-rsid="002af043"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fo:font-weight="bold" officeooo:rsid="001e8505" officeooo:paragraph-rsid="001e8505" style:font-weight-asian="bold" style:font-weight-complex="bold"/>
    </style:style>
    <style:style style:name="T1" style:family="text">
      <style:text-properties officeooo:rsid="001ebdac"/>
    </style:style>
    <style:style style:name="T2" style:family="text">
      <style:text-properties officeooo:rsid="002af043"/>
    </style:style>
    <style:style style:name="T3" style:family="text">
      <style:text-properties fo:font-weight="bold" style:font-weight-asian="bold" style:font-weight-complex="bold"/>
    </style:style>
    <style:style style:name="T4" style:family="text">
      <style:text-properties fo:font-weight="bold" officeooo:rsid="002eb466"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style:style>
    <style:style style:name="T7" style:family="text">
      <style:text-properties style:text-underline-style="none" officeooo:rsid="002eb466"/>
    </style:style>
    <style:style style:name="T8" style:family="text">
      <style:text-properties style:text-underline-style="none" fo:font-weight="bold" officeooo:rsid="002eb466" style:font-weight-asian="bold" style:font-weight-complex="bold"/>
    </style:style>
    <style:style style:name="T9" style:family="text">
      <style:text-properties officeooo:rsid="002eb466"/>
    </style:style>
    <style:style style:name="T10" style:family="text">
      <style:text-properties fo:font-style="normal" fo:font-weight="bold" officeooo:rsid="002ce8da" style:font-style-asian="normal" style:font-weight-asian="bold" style:font-style-complex="normal" style:font-weight-complex="bold"/>
    </style:style>
    <style:style style:name="T11" style:family="text">
      <style:text-properties fo:font-style="normal" style:text-underline-style="solid" style:text-underline-width="auto" style:text-underline-color="font-color" officeooo:rsid="002ce8da" style:font-style-asian="normal" style:font-style-complex="normal"/>
    </style:style>
    <style:style style:name="T12" style:family="text">
      <style:text-properties fo:font-style="normal" officeooo:rsid="002ce8da"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ow to Practice the Saxophone Using this Book</text:p>
      <text:p text:style-name="P3">In this section, I will provide lessons learned during my 30+ years of practicing the saxophone.</text:p>
      <text:p text:style-name="P3"><text:span text:style-name="T3">Lesson 1</text:span>: listen to and trust the internal voice deep inside of you. The more that you listen to it, and the more success you earn by listening to it, the more confident you will become. I used to force myself to practice <text:span text:style-name="T9">for extremely long periods of time</text:span>. Then I realized that I was making myself unhappy, and making myself to hate playing the saxophone: it became a chore. Then I changed my philosophical approach: I used to practice by setting a count-down timer to 1 hour, 2 hours, 3 hours or more, and forcing myself to practice until the timer counted down to zero. <text:span text:style-name="T3">NOW</text:span>, I use a stopwatch-style timer instead. When I start the stopwatch, it starts counting UP from time zero. Now, I practice as long <text:span text:style-name="T9">as</text:span> my internal voice tells me to during each practice session. My internal voice will tell me when I have practiced long enough. It will tell me when I can no longer gain any more by prolonging today’s session. The amount of time <text:span text:style-name="T9">that I practice</text:span> varies from day-to-day. <text:span text:style-name="T4">What I commit to: practicing 6 days every week</text:span><text:span text:style-name="T9">. </text:span>Some days, I feel like practicing for 4 hours; <text:span text:style-name="T9">other days: 1 hour</text:span>. <text:s/><text:span text:style-name="T3">I have learned to TRUST and LISTEN TO my internal voice</text:span>.</text:p>
      <text:p text:style-name="P3"><text:span text:style-name="T3">Lesson 2</text:span>: <text:span text:style-name="T9">START SLOW</text:span>, and then slowly increase the speed every day. I first listen to <text:span text:style-name="T9">a new</text:span> etude carefully in MuseScore. Then, I play the etude at a very slow speed <text:span text:style-name="T5">along with</text:span><text:span text:style-name="T6"> MuseScore. This ensures that I learn to play each note correctly. If there are particularly difficult areas in the etude, </text:span><text:span text:style-name="T7">then </text:span><text:span text:style-name="T6">I may play those areas over and over again, until I master them. Each day, I will slightly increase the speed until I can play the etude from beginning-to-end at 100% speed. Then, I will repeat the process until I have learned the etude in all 12 keys. </text:span><text:span text:style-name="T8">I record how much time I spend in each day’s practice session in a personal spreadsheet</text:span><text:span text:style-name="T7">. </text:span><text:span text:style-name="T10">Altissimo Fingerings: </text:span><text:span text:style-name="T11">Appendix A</text:span><text:span text:style-name="T12"> in the back of this book contains saxophone fingering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in" style:auto-text-indent="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MP1" style:family="paragraph" style:parent-style-name="Header">
      <style:paragraph-properties fo:text-align="center" style:justify-single-word="false"/>
      <style:text-properties officeooo:rsid="001e8505" officeooo:paragraph-rsid="001e8505"/>
    </style:style>
    <style:style style:name="MP2" style:family="paragraph" style:parent-style-name="Table_20_Contents">
      <style:paragraph-properties fo:text-align="start" style:justify-single-word="false"/>
      <style:text-properties fo:font-weight="bold" officeooo:rsid="001e8505" officeooo:paragraph-rsid="001e8505" style:font-weight-asian="bold" style:font-weight-complex="bold"/>
    </style:style>
    <style:style style:name="MT1" style:family="text">
      <style:text-properties officeooo:rsid="001ebdac"/>
    </style:style>
    <style:style style:name="MT2" style:family="text">
      <style:text-properties officeooo:rsid="002af04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1" table:style-name="Table1">
          <table:table-column table:style-name="Table1.A"/>
          <table:table-row table:style-name="TableLine94547250633664">
            <table:table-cell table:style-name="Table1.A1" office:value-type="string">
              <text:p text:style-name="MP2">Page 000<text:span text:style-name="MT1">0</text:span><text:span text:style-name="MT2">h</text:span></text:p>
            </table:table-cell>
          </table:table-row>
          <table:table-row table:style-name="TableLine94547250899760">
            <table:table-cell table:style-name="Table1.A1" office:value-type="string">
              <text:p text:style-name="MP1">Saxtalk.com Daily Saxophone Etudes Volume 1 – Eb Edition</text:p>
            </table:table-cell>
          </table:table-row>
        </table:table>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2T23:43:33.211732531</meta:creation-date>
    <dc:date>2021-08-23T17:36:56.085939653</dc:date>
    <meta:editing-duration>PT40M29S</meta:editing-duration>
    <meta:editing-cycles>13</meta:editing-cycles>
    <meta:generator>LibreOffice/7.1.5.2$Linux_X86_64 LibreOffice_project/10$Build-2</meta:generator>
    <meta:document-statistic meta:table-count="1" meta:image-count="0" meta:object-count="0" meta:page-count="1" meta:paragraph-count="6" meta:word-count="378" meta:character-count="2091" meta:non-whitespace-character-count="1716"/>
  </office:meta>
</office:document-meta>
</file>